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Основной лист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П/п</text:p>
          </table:table-cell>
          <table:table-cell table:style-name="ce1" office:value-type="string">
            <text:p>Шаг</text:p>
          </table:table-cell>
          <table:table-cell table:style-name="ce1" office:value-type="string">
            <text:p>Ссылка на лист</text:p>
          </table:table-cell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Создание репозитория на GitHub</text:p>
          </table:table-cell>
          <table:table-cell table:style-name="ce5" office:value-type="string">
            <text:p><text:a xlink:href="#GitHub">#GitHub</text:a></text:p>
          </table:table-cell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Создание папки проекта на диске</text:p>
          </table:table-cell>
          <table:table-cell table:style-name="ce7" office:value-type="string">
            <text:p><text:a xlink:href="#Соз. папки пр-та на диске">#Соз. папки пр-та на диске</text:a></text:p>
          </table:table-cell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Инициализация проекта в git</text:p>
          </table:table-cell>
          <table:table-cell table:style-name="ce5" office:value-type="string">
            <text:p><text:a xlink:href="#Иниализ. пр-та в git">#Иниализ. пр-та в git</text:a>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Генерация SSH-коюча*</text:p>
          </table:table-cell>
          <table:table-cell table:style-name="ce5" office:value-type="string">
            <text:p><text:a xlink:href="#SSH-ключ">#SSH-ключ</text:a></text:p>
          </table:table-cell>
        </table:table-row>
        <table:table-row table:style-name="ro1" table:number-rows-repeated="3">
          <table:table-cell/>
          <table:table-cell table:style-name="ce2"/>
          <table:table-cell table:style-name="ce5" table:number-columns-repeated="2"/>
        </table:table-row>
        <table:table-row table:style-name="ro1" table:number-rows-repeated="2">
          <table:table-cell/>
          <table:table-cell table:style-name="ce3"/>
          <table:table-cell table:number-columns-repeated="2"/>
        </table:table-row>
        <table:table-row table:style-name="ro3">
          <table:table-cell/>
          <table:table-cell table:style-name="ce3"/>
          <table:table-cell table:style-name="ce6" office:value-type="string">
            <text:p>* - при настройке в новой операционной системе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2"/>
        </table:table-row>
        <table:table-row table:style-name="ro3" table:number-rows-repeated="1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GitHub" table:style-name="ta1" table:print="false">
        <table:table-column table:style-name="co5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Соз. папки пр-та на диске" table:style-name="ta1" table:print="false">
        <table:table-column table:style-name="co6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Иниализ. пр-та в git" table:style-name="ta1" table:print="false">
        <table:table-column table:style-name="co6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SSH-ключ" table:style-name="ta1" table:print="false">
        <table:table-column table:style-name="co6" table:default-cell-style-name="Default"/>
        <table:table-row table:style-name="ro1" table:number-rows-repeated="40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3">03.09.2024</text:date>, <text:time>22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0S</meta:editing-duration>
    <meta:editing-cycles>21</meta:editing-cycles>
    <meta:generator>OpenOffice/4.1.15$Win32 OpenOffice.org_project/4115m2$Build-9813</meta:generator>
    <dc:date>2024-09-03T22:23:02.84</dc:date>
    <meta:document-statistic meta:table-count="5" meta:cell-count="20" meta:object-count="0"/>
    <meta:user-defined meta:name="Info 1"/>
    <meta:user-defined meta:name="Info 2"/>
    <meta:user-defined meta:name="Info 3"/>
    <meta:user-defined meta:name="Info 4"/>
  </office:meta>
</office:document-meta>
</file>